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style:style style:name="T1" style:family="text">
      <style:text-properties fo:font-style="italic"/>
    </style:style>
  </office:automatic-styles>
  <office:body>
    <office:text>
      <text:p text:style-name="Normal">State of chosen path 4.3: </text:p>
      <text:p text:style-name="Normal">Most important question: why does she fight to protect the forest? Because she is a goddess, from whom help was asked.</text:p>
      <text:p text:style-name="Normal">Who asked for help? Left ambiguous in the text, it is the forest itself that asks for help.</text:p>
      <text:p text:style-name="Normal">How did it ask for help? Also in an ambiguous manner, however it should be made clear that help is indeed being asked, and implementation would try to do as much. Implementation is as follows:</text:p>
      <text:p text:style-name="Normal"><text:tab/>Door persists in appearing in her dreamscape. However, it is also stubbornly locked. Attempts at opening it are interrupted by intrusion in her world. A bird, and not a person, is trapped in a nightmare, hunted down by a predator. As she arrives to said bird, door appears by her side. She ignores it to save the bird, but instead of usual response of relief and happiness, bird looks at her with tired eyes, eyes that are asking for help. Then, alongside the door they disappear. Another intrusion, another nightmare, in a different location. It's the bird again. Same thing repeats: door re-appears as she reaches the scene. She ignores it. Tired eyes. They ask for help. All disappear. Another nightmare. Same scenario. Another nightmare. Same scenario. But she does notice that the bird looks at her, and looks at the door as it is trapped: in plain words, the message is “if you want to help me, go through that door.” The door only opens to those willing to help.</text:p>
      <text:p text:style-name="Normal"><text:tab/>This marks the end of the first phase of 4.3, but it also requires modifications to the main text. For the sake of sense, one proposition was to make her find a wounded bird after she goes through the door. But now, I see that this doesn't align. Modifications were deemed necessary for enhancing the 'why', to give more reasons for her to want to help the forest. No ideas provided as of yet.</text:p>
      <text:p text:style-name="Normal"/>
      <text:p text:style-name="Normal">The reason I'm here: I have a feeling that 4.3 isn't good enough. My heart is somewhat resistant to writing it. Out of all the options we've made so far, it's the best. But I have a feeling it isn't good enough.</text:p>
      <text:p text:style-name="Normal">The answer to the most important question feels superficial, but depending on how you implement it, it can be good, it can show a lot on what kind of person Shiiro is.</text:p>
      <text:p text:style-name="Normal">I also have no objections to the forest being the one who asks for help.</text:p>
      <text:p text:style-name="Normal">Then, the problem lies in the final question. How does a door ask for help... What a difficult question. What is it that you don't like about our current answer? Hard to put my finger on it, but maybe it feels too far-fetched? Or too long? Or... there are too many possibilities, too many reasons why what's happening could be happening but we force it down to one that's convenient for us? No, that last one isn't correct. But simply put, I want a better story. Alright, 4.4, let's try to improve on 4.3. Wait. Important question:</text:p>
      <text:p text:style-name="Normal">If you were the forest, how would you ask for help? Bull's eye. My heart likes this question.</text:p>
      <text:p text:style-name="Normal">Definitely not through pity. I see. I see. This time, it was about asking the right questions. That's certainly something I would have hated: asking for someone else's pity. Back in the think-tank we go.</text:p>
      <text:p text:style-name="Normal">The proposed modification is simple, but, I think my heart likes it: the bird is trapped, the bird is tired, but in all cases, no matter the predator, it fights back as fiercely as it can. However little that is. Good, but not sufficient. I feel like it's still not enough, not quite. Add it, and add some more.</text:p>
      <text:p text:style-name="Normal">But if you were the forest, how would you ask for help?</text:p>
      <text:p text:style-name="Normal">Do not forget our ultimate goal with this story: magic. True magic.</text:p>
      <text:p text:style-name="Normal">Hey, all those heroes who've set foot in that forest, every last warrior who recorded their legends in it, how were they chosen? They were chosen because of their capacities, of course, but more than that, was it their hearts? Yes, heroes should have good hearts. Shiiro, you need to show your heart then, don't you?</text:p>
      <text:p text:style-name="Normal"/>
      <text:p text:style-name="Normal"/>
      <text:p text:style-name="Normal"/>
      <text:p text:style-name="Normal"/>
      <text:p text:style-name="Normal"/>
      <text:p text:style-name="Normal">About what it means to write. I'm not sure what it means. But. I want to write. I believe there's something behind it. I believe so. To A World showed me what writing can do, what it can give me. And I want it again. Those emotions, those feelings. Those, and so much more. I want it all. I want the world. And I want writing to give it to me. Only, for some reason, maybe we'll take it anonymously. Maybe, it will be someone under the pen-name C. N. Harmony who'll take it. Someone will, I believe so. I believe so. But more than the world. What do I want writing to give me? A storm...? I... don't really know. I'm not sure. A world? Maybe. I don't know. Why so I write. It makes little sense. I find little sense in it. Why do you write. You do not know. And yet, you persist. Because, you believe that there's something in writing. Because, you want a passion. Because, you want the world to acknowledge you. Maybe, you don't know because there are so many reasons you want to write. </text:p>
      <text:p text:style-name="Normal">But, regardless of it all, if the question I asked you was: Do you want to write? Then, you would hesitate a bit, one hundred times out of one hundred, but I think the answer will always be yes. You may not know why, but it will be yes.</text:p>
      <text:p text:style-name="Normal">I want to take your soul, I want to make it mine, make it feel whatever I want it to feel. I want to be its master, and your soul, I will make it explode in a storm of emotions. It will be an experience like none you've ever had before. It will be something you will only feel once. You will want it again. And you will know, you can never have it. I want to take your soul, I want to make it explode in a storm of emotions, and then I will give it back to you. It will be different. It will be better. </text:p>
      <text:p text:style-name="Normal"/>
      <text:p text:style-name="Normal">- Dreams are fickle places, a strange kind of canvas that will draw on themselves.</text:p>
      <text:p text:style-name="Normal">- Writings don't make sense, they only look like they do.</text:p>
      <text:p text:style-name="Normal">- We do say 'our dreams', but maybe it's better to say that they belong to themselves. At the very least, that's how it feels when you're in one. You hardly feel like you're in control.</text:p>
      <text:p text:style-name="Normal">- Changes tend to happen under certain conditions: when you think of something that's going to happen, and when you don't look. They likely happen under lots of other circumstances as well, but these two are common conditions.</text:p>
      <text:p text:style-name="Normal">- So dreams are entities, and they don't seem to like being tamed. In light of that, how does one keep them fixed? How does Shiiro paint a new world? She co-authors it. As for keeping it fixed, forget it. A dream is a place where the only constant thing might very well be change; just like languages, it's a living creature, an ever-evolving, fickle creature. She will, however, revert or modify changes she doesn't like.</text:p>
      <text:p text:style-name="Normal">- So, if she is to be invited by somewhere else, then the invitation must clearly come from somewhere else. An invitation will need to be external to the dream. <text:span text:style-name="T1">Set up predictable things that surely are bound to happen, then break expectations. </text:span>That's one element, but we need more. We need to convince the reader that something from the outside is peeking in. <text:span text:style-name="T1">See, I find it hard to do, but basically, break the guidelines that make a dream. The thing about it is that those guidelines were written down all of ten seconds ago, they have no time to be established, and the best we could do is hope that the reader is in agreement with them. A tactic I don't like but we might have to rely on. It only works for pre-established stuff, like how the sun sets every evening and that cars go fast on the highway. Things that don't need explanations, but can be spelled out because they'll be useful. </text:span>Sigh, this wouldn't be problematic if we actually had the time to establish that dreams are like that, at least in this story. The introduction. We could change it. Set this explanation as an introduction. It's only slightly more time, but it's definitely better, even if maybe not by much. <text:span text:style-name="T1">Relying on common experiences... Dreams are an experience common to us all, we definitely have to rely on that fact, make use of it. Convince the reader without trying to convince them. </text:span>But for some reason, I don't want to rely on such tactics. Is this pride getting in my way again? Whatever the case, we'll definitely need to set this as an introduction. Will we need more?<text:span text:style-name="T1"> Maybe, it will all depend on the implementation of this introduction. Or maybe not. In any case, let's implement it.</text:span></text:p>
      <text:p text:style-name="Normal"><text:span text:style-name="T1">Establish as we go, not all elements at once, just a few. Consider that option.</text:span></text:p>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